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99bc" officeooo:paragraph-rsid="0008dfe5"/>
    </style:style>
    <style:style style:name="P2" style:family="paragraph" style:parent-style-name="Standard">
      <style:text-properties officeooo:rsid="0008dfe5" officeooo:paragraph-rsid="0008dfe5"/>
    </style:style>
    <style:style style:name="P3" style:family="paragraph" style:parent-style-name="Standard">
      <style:text-properties officeooo:rsid="00099a07" officeooo:paragraph-rsid="00099a07"/>
    </style:style>
    <style:style style:name="P4" style:family="paragraph" style:parent-style-name="Standard">
      <style:text-properties officeooo:rsid="00099a07" officeooo:paragraph-rsid="0008dfe5"/>
    </style:style>
    <style:style style:name="P5" style:family="paragraph" style:parent-style-name="Standard">
      <style:text-properties officeooo:rsid="0009d632" officeooo:paragraph-rsid="0009d632"/>
    </style:style>
    <style:style style:name="P6" style:family="paragraph" style:parent-style-name="Standard">
      <style:text-properties officeooo:rsid="0009d632" officeooo:paragraph-rsid="0010cc65"/>
    </style:style>
    <style:style style:name="P7" style:family="paragraph" style:parent-style-name="Standard">
      <style:text-properties officeooo:rsid="001194d1" officeooo:paragraph-rsid="001194d1"/>
    </style:style>
    <style:style style:name="P8" style:family="paragraph" style:parent-style-name="Standard">
      <style:text-properties officeooo:rsid="001194d1" officeooo:paragraph-rsid="0010cc65"/>
    </style:style>
    <style:style style:name="P9" style:family="paragraph" style:parent-style-name="Standard">
      <style:text-properties officeooo:rsid="0015c95e" officeooo:paragraph-rsid="0015c95e"/>
    </style:style>
    <style:style style:name="P10" style:family="paragraph" style:parent-style-name="Standard">
      <style:text-properties officeooo:rsid="0016eabd" officeooo:paragraph-rsid="0016eabd"/>
    </style:style>
    <style:style style:name="P11" style:family="paragraph" style:parent-style-name="Text_20_body">
      <style:text-properties officeooo:rsid="00135fe4" officeooo:paragraph-rsid="00135fe4"/>
    </style:style>
    <style:style style:name="P12" style:family="paragraph" style:parent-style-name="Text_20_body">
      <style:text-properties officeooo:rsid="001880d7" officeooo:paragraph-rsid="001880d7"/>
    </style:style>
    <style:style style:name="P13" style:family="paragraph" style:parent-style-name="Text_20_body">
      <style:text-properties officeooo:rsid="0018e95f" officeooo:paragraph-rsid="0018e95f"/>
    </style:style>
    <style:style style:name="P14" style:family="paragraph" style:parent-style-name="Text_20_body">
      <style:text-properties officeooo:rsid="001947ce" officeooo:paragraph-rsid="001947ce"/>
    </style:style>
    <style:style style:name="P15" style:family="paragraph" style:parent-style-name="Text_20_body">
      <style:text-properties officeooo:rsid="00197acb" officeooo:paragraph-rsid="00197acb"/>
    </style:style>
    <style:style style:name="P16" style:family="paragraph" style:parent-style-name="Text_20_body">
      <style:text-properties officeooo:rsid="001a8759" officeooo:paragraph-rsid="00197acb"/>
    </style:style>
    <style:style style:name="P17" style:family="paragraph" style:parent-style-name="Text_20_body">
      <style:text-properties officeooo:rsid="001a8759" officeooo:paragraph-rsid="001a8759"/>
    </style:style>
    <style:style style:name="P18" style:family="paragraph" style:parent-style-name="Text_20_body">
      <style:text-properties officeooo:rsid="001b9213" officeooo:paragraph-rsid="001b9213"/>
    </style:style>
    <style:style style:name="P19" style:family="paragraph" style:parent-style-name="Text_20_body">
      <style:text-properties officeooo:paragraph-rsid="001d9080"/>
    </style:style>
    <style:style style:name="P20" style:family="paragraph" style:parent-style-name="Text_20_body">
      <style:text-properties officeooo:rsid="001d9080" officeooo:paragraph-rsid="001d9080"/>
    </style:style>
    <style:style style:name="P21" style:family="paragraph" style:parent-style-name="Text_20_body">
      <style:text-properties officeooo:paragraph-rsid="0020384d"/>
    </style:style>
    <style:style style:name="P22" style:family="paragraph" style:parent-style-name="Text_20_body">
      <style:text-properties officeooo:rsid="00225caf" officeooo:paragraph-rsid="00225caf"/>
    </style:style>
    <style:style style:name="P23" style:family="paragraph" style:parent-style-name="Text_20_body">
      <style:text-properties officeooo:rsid="0020384d" officeooo:paragraph-rsid="0020384d"/>
    </style:style>
    <style:style style:name="P24" style:family="paragraph" style:parent-style-name="Text_20_body">
      <style:text-properties officeooo:rsid="0021e969" officeooo:paragraph-rsid="0021e969"/>
    </style:style>
    <style:style style:name="P25" style:family="paragraph" style:parent-style-name="Text_20_body">
      <style:text-properties officeooo:rsid="00220070" officeooo:paragraph-rsid="00220070"/>
    </style:style>
    <style:style style:name="P26" style:family="paragraph" style:parent-style-name="Text_20_body" style:list-style-name="">
      <style:text-properties officeooo:paragraph-rsid="00144efe"/>
    </style:style>
    <style:style style:name="P27" style:family="paragraph" style:parent-style-name="Text_20_body" style:list-style-name="">
      <style:text-properties officeooo:rsid="000c4298" officeooo:paragraph-rsid="00144efe"/>
    </style:style>
    <style:style style:name="P28" style:family="paragraph" style:parent-style-name="Text_20_body">
      <style:text-properties officeooo:rsid="00252f40" officeooo:paragraph-rsid="00252f40"/>
    </style:style>
    <style:style style:name="P29" style:family="paragraph" style:parent-style-name="Text_20_body">
      <style:text-properties officeooo:rsid="002547cd" officeooo:paragraph-rsid="002547cd"/>
    </style:style>
    <style:style style:name="P30" style:family="paragraph" style:parent-style-name="Text_20_body">
      <style:text-properties officeooo:paragraph-rsid="00288fe9"/>
    </style:style>
    <style:style style:name="P31" style:family="paragraph" style:parent-style-name="Heading_20_1" style:list-style-name="">
      <style:text-properties officeooo:rsid="000b2403" officeooo:paragraph-rsid="000b2403"/>
    </style:style>
    <style:style style:name="P32" style:family="paragraph" style:parent-style-name="Heading_20_1">
      <style:text-properties officeooo:rsid="00135fe4"/>
    </style:style>
    <style:style style:name="P33" style:family="paragraph" style:parent-style-name="Heading_20_1">
      <style:text-properties officeooo:rsid="0008dfe5"/>
    </style:style>
    <style:style style:name="P34" style:family="paragraph" style:parent-style-name="Heading_20_1">
      <style:text-properties officeooo:rsid="0016eabd" officeooo:paragraph-rsid="0016eabd"/>
    </style:style>
    <style:style style:name="P35" style:family="paragraph" style:parent-style-name="Heading_20_1">
      <style:text-properties officeooo:rsid="001947ce" officeooo:paragraph-rsid="001947ce"/>
    </style:style>
    <style:style style:name="P36" style:family="paragraph" style:parent-style-name="Heading_20_1">
      <style:text-properties officeooo:rsid="001a8759" officeooo:paragraph-rsid="001a8759"/>
    </style:style>
    <style:style style:name="P37" style:family="paragraph" style:parent-style-name="Heading_20_1">
      <style:text-properties officeooo:rsid="001d9080" officeooo:paragraph-rsid="001d9080"/>
    </style:style>
    <style:style style:name="P38" style:family="paragraph" style:parent-style-name="Heading_20_1">
      <style:text-properties officeooo:rsid="001f30c1" officeooo:paragraph-rsid="001f30c1"/>
    </style:style>
    <style:style style:name="P39" style:family="paragraph" style:parent-style-name="Heading_20_1">
      <style:text-properties officeooo:rsid="0020384d" officeooo:paragraph-rsid="0020384d"/>
    </style:style>
    <style:style style:name="P40" style:family="paragraph" style:parent-style-name="Heading_20_1">
      <style:text-properties officeooo:rsid="00252f40" officeooo:paragraph-rsid="00252f40"/>
    </style:style>
    <style:style style:name="P41" style:family="paragraph" style:parent-style-name="Heading_20_1">
      <style:text-properties officeooo:paragraph-rsid="002698fd"/>
    </style:style>
    <style:style style:name="T1" style:family="text">
      <style:text-properties officeooo:rsid="000bbb3e"/>
    </style:style>
    <style:style style:name="T2" style:family="text">
      <style:text-properties officeooo:rsid="000c4298"/>
    </style:style>
    <style:style style:name="T3" style:family="text">
      <style:text-properties officeooo:rsid="000eaada"/>
    </style:style>
    <style:style style:name="T4" style:family="text">
      <style:text-properties officeooo:rsid="000f33d3"/>
    </style:style>
    <style:style style:name="T5" style:family="text">
      <style:text-properties officeooo:rsid="0010cc65"/>
    </style:style>
    <style:style style:name="T6" style:family="text">
      <style:text-properties officeooo:rsid="001194d1"/>
    </style:style>
    <style:style style:name="T7" style:family="text">
      <style:text-properties officeooo:rsid="00144efe"/>
    </style:style>
    <style:style style:name="T8" style:family="text">
      <style:text-properties officeooo:rsid="001a8759"/>
    </style:style>
    <style:style style:name="T9" style:family="text">
      <style:text-properties officeooo:rsid="001d9080"/>
    </style:style>
    <style:style style:name="T10" style:family="text">
      <style:text-properties officeooo:rsid="001ebb2b"/>
    </style:style>
    <style:style style:name="T11" style:family="text">
      <style:text-properties officeooo:rsid="0020384d"/>
    </style:style>
    <style:style style:name="T12" style:family="text">
      <style:text-properties officeooo:rsid="00233388"/>
    </style:style>
    <style:style style:name="T13" style:family="text">
      <style:text-properties officeooo:rsid="002698fd"/>
    </style:style>
    <style:style style:name="T14" style:family="text">
      <style:text-properties officeooo:rsid="00288f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Sprint 0</text:h>
      <text:h text:style-name="P26" text:outline-level="1"><text:span text:style-name="T2">–</text:span><text:span text:style-name="T1">// to come //</text:span><text:span text:style-name="T2">–</text:span></text:h>
      <text:h text:style-name="P27" text:outline-level="1"/>
      <text:h text:style-name="P32" text:outline-level="1">Logbog 02-12-2013</text:h>
      <text:p text:style-name="P11">Dagen startede med at vi lavede estimater for vores storries. Vi gjorde dette ved brug af planning poker. Vi var relativt enige i vores estimater omkring de forskellige storries, og kunne sagtens blive enige efter at vi havde diskuteret dem.</text:p>
      <text:p text:style-name="P11">Efter at vi havde estimeret skulle opgaverne prioriteres og sættes ind i de pågældende sprints. </text:p>
      <text:p text:style-name="P11">Sprint 1 indeholder 5 stories til en total story points værdi på 63.</text:p>
      <text:p text:style-name="P11">Sprint 2 indeholder 1 story til en værdi på 100</text:p>
      <text:p text:style-name="P11">Sprint 3 indeholder 3 stories til en værdi på 73</text:p>
      <text:p text:style-name="P11">Vi havde en diskussion med Mogens omkring størrelsen på vores API story (Sprint 2). Man skal opdele stories på over 40 point i mindre dele, for at gøre den mere overskuelig. Det blev besluttet at vi forsøger at gøre dette primo sprint 2. Således at alle i gruppen kan arbejde på hver deres task/story.</text:p>
      <text:h text:style-name="Heading_20_1" text:outline-level="1">Logbog 03-12-2013</text:h>
      <text:p text:style-name="P1">Uforudsete problemer: </text:p>
      <text:p text:style-name="P1">Mappe strukturen for projektet var ikke aftalt før start. Dette gjorde at vi i starten af dagen måtte bruge 30 minutter på at aftale og planlægge strukturen. Dette blev overset som en spike i sprint 0. </text:p>
      <text:p text:style-name="P1"/>
      <text:p text:style-name="P2">Der har været en del problemer med at forbinde til databasen. Dette skyldes en driver fejl, <text:span text:style-name="T4">hos driveren som skal stå for at få vores postgreSQL server til at arbejde sammen med Entityframework</text:span>. Ting som disse er svære at forudse, vi havde derfor ikke planlagt efter disse problemer, hvilket har resulteret i den nuværende forsinkelse. Dette ville have været et godt emne at teste igennem i et eventuelt spike i sprint 0, hvis vi havde vurderet det som et sandsynligt problem. </text:p>
      <text:p text:style-name="P2"/>
      <text:p text:style-name="P3">Databasen blev designet og bygget.</text:p>
      <text:p text:style-name="P2"/>
      <text:p text:style-name="P3">I løbet af dagen skulle vi til at lave repository-klasser til de storries vi arbejder på nu. Da brugeren har data der strækker sig over flere forskellige tables blev vi nødt til at diskutere hvordan vi ville lave repository-klasserne så data udtræk ikke var unødvendigt store – eller unødvendigt besværligt.</text:p>
      <text:p text:style-name="P4"/>
      <text:p text:style-name="P3">Den <text:span text:style-name="T3">foreløbige</text:span> løsning blev at sammensætte User (bruger) objektet af objekter fra de andre tabeller – således at man kun behøves at hente de data ud, som man er interesseret i.</text:p>
      <text:p text:style-name="P3"/>
      <text:p text:style-name="P3">Vi har også oprettet Unit tests for at sikre kvaliteten.</text:p>
      <text:p text:style-name="P2"><text:s/></text:p>
      <text:p text:style-name="P5">I slutningen af dagen var der undertasks som var færdige, men storries som hovedpunkt kunne ikke færdiggøres. Hvilket betyder at vores burn down ikke kunne nedskrives.</text:p>
      <text:p text:style-name="P5"/>
      <text:p text:style-name="P7">I dag har vi gjort brug af pairprogramming i forbindelse med opsætningen af vores ORM, <text:span text:style-name="T7">da kollektivt kodeejerskab kan være særligt kritisk på dette punkt.</text:span></text:p>
      <text:p text:style-name="P2"/>
      <text:h text:style-name="P33" text:outline-level="1"><text:soft-page-break/>Logbog 04-12-2013 </text:h>
      <text:p text:style-name="P5">I dag fortsatte problemerne med at få forbindelse til databasen. Morten har siddet de 2 første timer af dagen, og forsøgt at løse problemet. Herefter overtog Mads opgaven – for at få et nyt perspektiv på problemet.</text:p>
      <text:p text:style-name="P5">I mellemtiden fortsætter arbejdet på, at lave Repository-, model- og mapping klasser. Desuden er arbejdet påbegyndt på at lave Views(GUI) <text:s/>til storien: Opret bruger. </text:p>
      <text:p text:style-name="P5"/>
      <text:p text:style-name="P6"><text:span text:style-name="T5">Vi prøver at bygge så meget som muligt uden forbindelse til databasen, dette betyder, at vi ikke er i stand til at lave tests på vores kald, hvilket derfor bliver udsat til senere. </text:span><text:span text:style-name="T6">Således ikke test first, men code first.</text:span></text:p>
      <text:p text:style-name="P8"/>
      <text:p text:style-name="P9">Problemer med underleverandører:</text:p>
      <text:p text:style-name="P9">RFID chippen som vi skal bruge i næste sprint til at lave vores business scenarie, er blevet væk. UCN har ikke modtaget chippen, og den er nu ”tabt i posten” uden denne må vi nødvendigvis ændre vores plan omkring hvad vi vil lave i næste sprint primo sprint 2.</text:p>
      <text:p text:style-name="P9"/>
      <text:p text:style-name="P9">Beslutningsprocess:</text:p>
      <text:p text:style-name="P9">Vi har valgt at brugeren automatisk skal bestille et rejsekort når personen opretter sig på rejsekortet. <text:s/>Da man ikke vil have en konto i dette system hvis man ikke er interesseret i rejsekortet.</text:p>
      <text:p text:style-name="P9"/>
      <text:p text:style-name="P10">I slutningen af dagen havde vi stadig ikke fundet en stabil driver til at styre vores ORM. Vi har derfor valgt at skifte til Nhibernate som vores ORM. Da vi nu er kommet i en sitiuration hvor vi har brug for databasen for at lave noget som helst videre.</text:p>
      <text:p text:style-name="P10">Denne sitiuation har derfor også gjort at vi har været nød til at tage flere storries ind i ”In-progress”, da det ikke endnu er muligt at fuldt ud færdiggøre nogle af dem. Der er dog en masse sub-tasks som er blevet lavet, hvilket faktisk har uartet sig i at vi er godt med.</text:p>
      <text:p text:style-name="P8"/>
      <text:h text:style-name="P34" text:outline-level="1">Logbog 05-12-2013</text:h>
      <text:p text:style-name="P12">Efter en rimelig turbolent onsdag, møder vi ind torsdag til en god nyhed, vi har næsten indhentet vores oprindelige tidsplan. En del af dette skyldes at vores opstart på graf-service storien, har vist sig at være mindre end vi estimerede, da vi hurtigt var i stand til at lave en fungerende shortest-path algoritme. Der var indregnet en del usikkerheder i denne story, da vi vidste det kunne være svært.</text:p>
      <text:p text:style-name="P12">Dagen i dag er gået med at hente data fra digitaliseringsstyrrelsens API omkring stoppesteder og zoner. Outputtet er i JSON og det skal parses om til CSV for at kunne bruges. <text:s/></text:p>
      <text:p text:style-name="P13">Der er en del oplysninger der skal bruges i Databasen, som et del af systemet, og en del af dette har det været nødvendig at hånd kode.</text:p>
      <text:p text:style-name="P14">Ved udgangen af dagen var graf-service færdiglavet til det punkt hvor den kan sættes over til validering. </text:p>
      <text:p text:style-name="P14">Vi er nu på sporet i forhold til vores burndown, efter et par produktive dage. Vi er lidt bekymrede over stormen #bodil, Hvis internettet bliver ramt, vil vi få svært ved at nå resten i morgen.</text:p>
      <text:h text:style-name="P35" text:outline-level="1">Logbog 06-12-2013</text:h>
      <text:p text:style-name="P15">Idag fortsætter arbejdet på at håndtere bruger oprettelse, indbetaling af penge og bruger/administrator roller. Som ventet har internettet været en smule ustabilt i dag. Hvilket dog ikke hjælper os i at nå ugens estimerede opgaver. <text:line-break/><text:span text:style-name="T8">I slutningen af dagen var hovedparten af opgaverne løst, men ingen af dem er 100% færdige.</text:span></text:p>
      <text:p text:style-name="P16"/>
      <text:h text:style-name="P36" text:outline-level="1"><text:soft-page-break/>Logbog 09-12-2013</text:h>
      <text:p text:style-name="P17">Sprint review: Vi fremlagde vores process indtil nu. Vi fik feedback omkring vores estimeringer og brug af spikes.</text:p>
      <text:p text:style-name="P17">Sprint retrospektive: Vi synes vores brug af Pair-programming er godt , med selektiv udvælgelse når det er nødvendigt. Vi er også glade for vores estimater, da de var nogenlunde dækkende (Dog ville de have været meget løse, hvis vi ikke havde haft de problemer som vi oplevede.</text:p>
      <text:p text:style-name="P17">Vi er enige om at der er flere ting, som vi kan gøre bedre: Bedre planlægning og identificering af spikes – eventuelt en slavisk gennemgang af alle usikkerhedselementer i projektet.</text:p>
      <text:p text:style-name="P17">Bedre morgenmøder med en specifik dagsorden, så alle er klar over hvad de andre laver, og hvad personerne skal bruge fra de andre.</text:p>
      <text:p text:style-name="P17">Vores process dokumentation skal også være bedre. Vi har aftalt at alle skriver omkring deres problemer i deres arbejde.</text:p>
      <text:p text:style-name="P17">De flere hængepartier fra sidste uge kan måske indhentes i dag- da næste sprint først starter tirsdag. Efter planlægningen af det næste sprint, gik vi derfor hurtigt i gang med at programmere videre.</text:p>
      <text:p text:style-name="P18">Vi har valgt at skiftes til at være scrum master, en per sprint , så alle kan opleve rollen. Så kan vi sammenligne vores erfarringer bagefter.</text:p>
      <text:h text:style-name="P36" text:outline-level="1">Logbog 10-12-2013</text:h>
      <text:p text:style-name="P18">Fra starten af i dag har vi lavet Kryptering, opret bruger og bruger/administrator rettigheder færdige. Disse blev færdiggjort i går (uofficiel programmerings tid). Dette betyder at vi fra opstarten af sprint 2 har brændt 4 points af vores burndown!</text:p>
      <text:p text:style-name="P18">Chris har brugt dagen på at lave Deposit money færdig. </text:p>
      <text:p text:style-name="P18">Mads har arbejdet på en spike omkring MSGPack</text:p>
      <text:p text:style-name="P18">Morten har arbejdet på en spike omkring netværksforbindelse på Arduino</text:p>
      <text:p text:style-name="P18">I og med at alle arbejder på forskellige dele af projektet har der ikke været nogle sammenstød, i koden. Og arbejdet er derfor kun blokeret af diverse tekniske problemer – som det er forventet i spikes.</text:p>
      <text:p text:style-name="P18">I dag har pair-programming ikke været brugt, men vi bør nok forsøge at gennemgå vores arbejde for hinanden – evt. på i morgens morgenmøde.</text:p>
      <text:h text:style-name="P37" text:outline-level="1">Logbog 11-12-2013</text:h>
      <text:p text:style-name="P19"><text:span text:style-name="T9">I dag har morten og mads lavet spikes på henholdsvis, hvordan man får netværksforbindelse på en arduino og </text:span><text:span text:style-name="T10">hvordan man opretholder forbindelsen mellem klient og server. Tilsidst satte de sig sammen og pairprogrammede omkring </text:span><text:span text:style-name="T9">brugen af MSGPack til modtage data fra arduinoen så vi kan begynde at simulere tjek ind og ud.</text:span></text:p>
      <text:p text:style-name="P20">Chris sad og fik grafservicen til at virke med de reelle data som vi har i databasen. </text:p>
      <text:p text:style-name="P20">I slutningen af dagen var alle færdige med deres spikes, og graf-servicen var også færdig til at håndtere beregning af zoner på en rejse. Der er i midlertid et par zone-forbindelser i databasen som mangler før at den kan gengive alle rejser korrekt.</text:p>
      <text:p text:style-name="P20">Til trods for alle var i dag yderst produktiv og vi kunne nedskrive vores burndown til det punkt for vi nu er en smule foran i forhold til planen. Vi overvejer i øjeblikket om vi skal tage en ekstra story ind. Det er på nuværende tidspunkt ikke sikkert at de resterende storries vil gå lige så nemt, som de gjorde i dag. Men vi fortsætter med at holde øje med situationen løbende.</text:p>
      <text:h text:style-name="P38" text:outline-level="1"><text:soft-page-break/>Logbog 12-12-2013</text:h>
      <text:p text:style-name="P22">Socket-server og klienten kom op og køre og vi var glade.</text:p>
      <text:h text:style-name="P39" text:outline-level="1">Logbog 13-12-2013</text:h>
      <text:p text:style-name="P21"><text:span text:style-name="T11">Dagen gik godt. </text:span><text:span text:style-name="T12">Ikke så produktiv.</text:span></text:p>
      <text:h text:style-name="P39" text:outline-level="1">Logbog 16-12-2013</text:h>
      <text:p text:style-name="P23">Produkt review efterfulgt af retro3spektive. Kodemæssigt blev dagen brugt på at sikre validering og kontineuitet i systemet i form af fonts og sprogbrug.</text:p>
      <text:p text:style-name="P24">Kvalitetssikring: Brug af test (ikke test first)</text:p>
      <text:p text:style-name="P24">Pairprogramming : bliver brugt når det skyndes nødvendigt, områder med stor usikkerhed, områder som det er vigtigt flere har intimt kendskab til (kerne funktionalitet).</text:p>
      <text:p text:style-name="P24"/>
      <text:p text:style-name="P25">I rapporten skal process modeller sammenligens og virksomhedsbesøet skal inddrages sådan at det skaber et fornuftigt grundlag at argumentere på / for / om.</text:p>
      <text:h text:style-name="P40" text:outline-level="1">Logbog 17-12-2013</text:h>
      <text:p text:style-name="P28">Dagen gik med pair-programing af Fortsat rejse, hvor systemet skulle finde ud af at differentiere mellem enkelte rejser og sammensatte rejser. Da man med kontant billetkøb, i princippet køber en retur billet. Vi ønskede at vores systemet skulle have en lignende feature.</text:p>
      <text:p text:style-name="P28">Vi besluttede at lave en fast limit på hvor lang tid, en billet holdte, så databasen skal holde styr på checkin tider. </text:p>
      <text:p text:style-name="P28">Det var en kompleks opgave, som tager lang tid at udføre pga. at der er mange hensyn at tage højde for. Men der var ikke nogle tekniske problemer, eller usædvanligt mange debugging problemer.</text:p>
      <text:h text:style-name="P40" text:outline-level="1">Logbog 18-12-2013</text:h>
      <text:p text:style-name="P28">Vi fortsatte i dag med at lave opgaven Fortsat rejse. Ved slutningen af i dag er det meningen at vores system skal testes helt fra kommunikation mellem rasberry'en og serveren. Hvilket vi også fik gjort, </text:p>
      <text:p text:style-name="P29">Vi arbejdede alle sammen på opgaven samtidig. Men vores største tekniske problem i dag var helt klart netværket. Vi skulle i starten indsætte og slette data manuelt fra Db. Men pga. manglende netværk. Blev denne process udskudt, men vi løste dette med at arbejde på funktionaliteten i stedet. Og så køre længere debugging perioder mens at der var forbindelse. </text:p>
      <text:p text:style-name="P29">I slutningen af dagen </text:p>
      <text:h text:style-name="P41" text:outline-level="1"><text:span text:style-name="T13">Logbog 19-12-2013</text:span></text:h>
      <text:p text:style-name="P30"><text:span text:style-name="T14">Vi blev færdige med for lidt penge på kort. Vi prøvede at udvide vores funktionalitet til at håndtere rejsetransaktioner på en bedre måde, men denne story blev ikke færdig. I morgen får vi nok fejl fordi den kode ikke er udkommenterr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3T09:40:48.03</meta:creation-date>
    <dc:date>2013-12-20T09:53:50.33</dc:date>
    <meta:editing-duration>PT4H10M35S</meta:editing-duration>
    <meta:editing-cycles>34</meta:editing-cycles>
    <meta:generator>LibreOffice/3.6$Windows_x86 LibreOffice_project/e29a214-2bbed72-0621de6-a97528c-8f066d</meta:generator>
    <meta:document-statistic meta:table-count="0" meta:image-count="0" meta:object-count="0" meta:page-count="4" meta:paragraph-count="77" meta:word-count="1800" meta:character-count="10602" meta:non-whitespace-character-count="8859"/>
  </office:meta>
</office:document-meta>
</file>